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e6c1d"/>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a6206" officeooo:paragraph-rsid="001a6206"/>
    </style:style>
    <style:style style:name="P20" style:family="paragraph" style:parent-style-name="Table_20_Contents">
      <style:text-properties fo:font-weight="bold" officeooo:rsid="000f67fd" officeooo:paragraph-rsid="001d089c"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officeooo:paragraph-rsid="003e6c1d"/>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text-properties officeooo:rsid="001887e0" officeooo:paragraph-rsid="001887e0"/>
    </style:style>
    <style:style style:name="P32" style:family="paragraph" style:parent-style-name="Table_20_Contents" style:list-style-name="L1">
      <style:text-properties fo:font-weight="bold" officeooo:rsid="001887e0" officeooo:paragraph-rsid="001887e0" style:font-weight-asian="bold" style:font-weight-complex="bold"/>
    </style:style>
    <style:style style:name="P33" style:family="paragraph" style:parent-style-name="Table_20_Contents">
      <style:text-properties fo:font-weight="bold" officeooo:rsid="003ab0cd" officeooo:paragraph-rsid="003e0dae" style:font-weight-asian="bold" style:font-weight-complex="bold"/>
    </style:style>
    <style:style style:name="P34" style:family="paragraph" style:parent-style-name="Table_20_Contents">
      <style:text-properties fo:font-weight="normal" officeooo:rsid="003e6c1d" officeooo:paragraph-rsid="003e6c1d"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6353"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1887e0"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20"><text:span text:style-name="Page_20_Number"><text:span text:style-name="T12">Feb 20, 2016</text:span></text:span></text:p>
          </table:table-cell>
          <table:table-cell table:style-name="Table2.C2" office:value-type="string">
            <text:p text:style-name="P21">Minor grammatical corrections and readability improvements as well as the following specific changes:</text:p>
            <text:list text:style-name="L1">
              <text:list-item>
                <text:p text:style-name="P31">Changes to Remaining Bytes table values in sections</text:p>
                <text:list>
                  <text:list-item>
                    <text:p text:style-name="P32">4.6 Read Stream Command</text:p>
                  </text:list-item>
                  <text:list-item>
                    <text:p text:style-name="P32">4.7 Read Stream Reply</text:p>
                  </text:list-item>
                  <text:list-item>
                    <text:p text:style-name="P32">4.11 Write Stream Command</text:p>
                  </text:list-item>
                  <text:list-item>
                    <text:p text:style-name="P32">4.12 Write Stream Reply</text:p>
                  </text:list-item>
                </text:list>
              </text:list-item>
              <text:list-item>
                <text:p text:style-name="P31">Changes and additions to sections</text:p>
                <text:list>
                  <text:list-item>
                    <text:p text:style-name="P32">4.23 Update Complete Command</text:p>
                  </text:list-item>
                  <text:list-item>
                    <text:p text:style-name="P32">4.24 Reset/Reboot Command</text:p>
                  </text:list-item>
                </text:list>
              </text:list-item>
              <text:list-item>
                <text:p text:style-name="P31">Restored sections </text:p>
                <text:list>
                  <text:list-item>
                    <text:p text:style-name="P32">4.21 Unfreeze Command</text:p>
                  </text:list-item>
                  <text:list-item>
                    <text:p text:style-name="P32">4.22 Freeze Command</text:p>
                  </text:list-item>
                </text:list>
              </text:list-item>
              <text:list-item>
                <text:p text:style-name="P31">Removed section</text:p>
                <text:list>
                  <text:list-item>
                    <text:p text:style-name="P32">4.26 Enter Bootloader Command</text:p>
                  </text:list-item>
                </text:list>
              </text:list-item>
            </text:list>
          </table:table-cell>
        </table:table-row>
        <table:table-row>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table-cell table:style-name="Table2.A2" office:value-type="string">
            <text:p text:style-name="P34">July 22, 2024</text:p>
          </table:table-cell>
          <table:table-cell table:style-name="Table2.A2" office:value-type="string">
            <text:p text:style-name="Table_20_Contents"/>
          </table:table-cell>
          <table:table-cell table:style-name="Table2.C2" office:value-type="string">
            <text:p text:style-name="P28">Remove the write-size bits in the Configuration Options Reply</text:p>
            <text:p text:style-name="P28">Add stream reads to a Configuration Options Reply bit</text:p>
          </table:table-cell>
        </table:table-row>
      </table:table>
      <text:p text:style-name="P12"/>
      <text:h text:style-name="P30" text:outline-level="1">Important Notices and Disclaimers Concerning NMRA Standards Documents</text:h>
      <text:section text:style-name="Sect2" text:name="Section1">
        <text:p text:style-name="P24">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6c1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6353"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0">2</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3M26S</meta:editing-duration>
    <meta:generator>LibreOffice/7.4.6.2$MacOSX_X86_64 LibreOffice_project/5b1f5509c2decdade7fda905e3e1429a67acd63d</meta:generator>
    <dc:date>2024-07-18T06:30:04.965872086</dc:date>
    <meta:printed-by>Bob Jacobsen</meta:printed-by>
    <meta:print-date>2010-09-15T08:46:04</meta:print-date>
    <dc:creator>Bob Jacobsen</dc:creator>
    <meta:document-statistic meta:table-count="2" meta:image-count="1" meta:object-count="0" meta:page-count="2" meta:paragraph-count="59" meta:word-count="1287" meta:character-count="8592" meta:non-whitespace-character-count="7350"/>
  </office:meta>
</office:document-meta>
</file>